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Widget.get( String id , Scriptable star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riptableWidget.delet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wrap( Widge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Widget.jsFunction_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ableWidget.jsGet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Get_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Widge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Scriptable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ableWidget.ScriptableWidget( Objec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Function_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put( String id , Scriptable start , Object valu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8">
            <text:p text:style-name="Table_20_Contents">28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ScriptableWidget.delete( int inde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criptableWidget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ableWidget.has( int index , Scriptable st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ableWidget.has( String id , Scriptable sta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riptableWidget.get( int index , Scriptable sta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